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draw:stroke="none" svg:stroke-color="#000000" draw:fill="none" draw:fill-color="#ffffff" fo:min-height="0.715cm"/>
    </style:style>
    <style:style style:name="gr3" style:family="graphic" style:parent-style-name="standard">
      <style:graphic-properties draw:textarea-horizontal-align="justify" draw:textarea-vertical-align="middle" draw:auto-grow-height="true" fo:min-height="1.02cm" fo:wrap-option="wrap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wrap-option="wrap"/>
    </style:style>
    <style:style style:name="gr6" style:family="graphic" style:parent-style-name="standard">
      <style:graphic-properties draw:marker-end="Arrowheads_20_1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marker-start="Arrowheads_20_1" draw:marker-end="" draw:textarea-horizontal-align="center" draw:textarea-vertical-align="middle"/>
    </style:style>
    <style:style style:name="gr8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9" style:family="graphic" style:parent-style-name="standard">
      <style:graphic-properties draw:marker-start="Arrowheads_20_1" draw:marker-end="Arrowheads_20_1" draw:textarea-horizontal-align="justify" draw:textarea-vertical-align="middle" draw:auto-grow-height="false"/>
    </style:style>
    <style:style style:name="gr10" style:family="graphic" style:parent-style-name="standard">
      <style:graphic-properties draw:stroke="solid" draw:marker-start="" draw:marker-end="" draw:textarea-horizontal-align="justify" draw:textarea-vertical-align="middle" draw:auto-grow-height="false"/>
    </style:style>
    <style:style style:name="gr11" style:family="graphic" style:parent-style-name="standard">
      <style:graphic-properties draw:marker-start="" draw:marker-end="" draw:textarea-horizontal-align="center" draw:textarea-vertical-align="middle"/>
    </style:style>
    <style:style style:name="gr12" style:family="graphic" style:parent-style-name="standard">
      <style:graphic-properties draw:marker-start="" draw:marker-end="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>
        <style:tab-stops/>
      </style:paragraph-properties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6pt" style:font-size-asian="6pt" style:font-size-complex="6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style:paragraph-properties fo:text-align="start"/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782cm" svg:height="1.27cm" svg:x="0cm" svg:y="0.381cm">
          <draw:text-box>
            <text:p text:style-name="P1">Client Code</text:p>
          </draw:text-box>
        </draw:frame>
        <draw:frame draw:style-name="gr2" draw:text-style-name="P2" draw:layer="layout" svg:width="6.782cm" svg:height="0.965cm" svg:x="6.782cm" svg:y="0.381cm">
          <draw:text-box>
            <text:p text:style-name="P2">RPCService</text:p>
          </draw:text-box>
        </draw:frame>
        <draw:frame draw:style-name="gr2" draw:text-style-name="P2" draw:layer="layout" svg:width="6.782cm" svg:height="0.965cm" svg:x="13.538cm" svg:y="0.381cm">
          <draw:text-box>
            <text:p text:style-name="P2">Command Object</text:p>
          </draw:text-box>
        </draw:frame>
        <draw:custom-shape draw:style-name="gr3" draw:text-style-name="P4" xml:id="id1" draw:id="id1" draw:layer="layout" svg:width="4.445cm" svg:height="1.27cm" svg:x="1.118cm" svg:y="2.286cm">
          <text:p text:style-name="P3"><text:span text:style-name="T1">Create command objec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2" draw:id="id2" draw:layer="layout" svg:width="4.445cm" svg:height="1.27cm" svg:x="1.118cm" svg:y="4.191cm">
          <text:p text:style-name="P1"><text:span text:style-name="T1">Call rpc.execute with the cmd obj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3.341cm" svg:y1="3.556cm" svg:x2="3.341cm" svg:y2="4.191cm" draw:start-shape="id1" draw:start-glue-point="6" draw:end-shape="id2" draw:end-glue-point="4" svg:d="m3341 3556v635">
          <text:p/>
        </draw:connector>
        <draw:custom-shape draw:style-name="gr5" draw:text-style-name="P4" xml:id="id3" draw:id="id3" draw:layer="layout" svg:width="4.445cm" svg:height="1.27cm" svg:x="7.772cm" svg:y="4.191cm">
          <text:p text:style-name="P3"><text:span text:style-name="T1">Check if requested data is in the cach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4.445cm" svg:height="1.27cm" svg:x="14.453cm" svg:y="4.191cm">
          <text:p text:style-name="P1"><text:span text:style-name="T1">Return cache key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6" draw:layer="layout" svg:x1="5.563cm" svg:y1="4.826cm" svg:x2="7.772cm" svg:y2="4.826cm" draw:start-shape="id2" draw:start-glue-point="7" draw:end-shape="id3" draw:end-glue-point="5" svg:d="m5563 4826h2209">
          <text:p text:style-name="P1"><text:span text:style-name="T2">execute()</text:span></text:p>
          <text:p text:style-name="P1"><text:span text:style-name="T2"/></text:p>
        </draw:connector>
        <draw:line draw:style-name="gr6" draw:text-style-name="P6" draw:layer="layout" svg:x1="12.217cm" svg:y1="4.705cm" svg:x2="14.452cm" svg:y2="4.68cm">
          <text:p text:style-name="P1"><text:span text:style-name="T2">getCacheKeys() <text:s text:c="2"/></text:span></text:p>
          <text:p text:style-name="P1"><text:span text:style-name="T2"/></text:p>
        </draw:line>
        <draw:line draw:style-name="gr7" draw:text-style-name="P6" draw:layer="layout" svg:x1="12.217cm" svg:y1="4.908cm" svg:x2="14.452cm" svg:y2="4.883cm">
          <text:p text:style-name="P1"><text:span text:style-name="T2"/></text:p>
          <text:p text:style-name="P1"><text:span text:style-name="T2">Cache keys</text:span></text:p>
        </draw:line>
        <draw:connector draw:style-name="gr4" draw:text-style-name="P1" draw:layer="layout" draw:type="line" svg:x1="9.995cm" svg:y1="5.461cm" svg:x2="9.982cm" svg:y2="6.096cm" draw:start-shape="id3" draw:start-glue-point="6" draw:end-shape="id4" draw:end-glue-point="4" svg:d="m9995 5461-13 635">
          <text:p/>
        </draw:connector>
        <draw:custom-shape draw:style-name="gr5" draw:text-style-name="P5" xml:id="id5" draw:id="id5" draw:layer="layout" svg:width="4.445cm" svg:height="1.27cm" svg:x="14.453cm" svg:y="2.286cm">
          <text:p text:style-name="P1"><text:span text:style-name="T1">Initializ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7" draw:layer="layout" svg:x1="5.563cm" svg:y1="2.921cm" svg:x2="14.453cm" svg:y2="2.921cm" draw:start-shape="id1" draw:start-glue-point="7" draw:end-shape="id5" draw:end-glue-point="5" svg:d="m5563 2921h8890">
          <text:p text:style-name="P1"><text:span text:style-name="T3">Required: onSuccess, onFailure</text:span></text:p>
          <text:p text:style-name="P1"><text:span text:style-name="T3"/></text:p>
        </draw:connector>
        <draw:custom-shape draw:style-name="gr9" draw:text-style-name="P5" xml:id="id4" draw:id="id4" draw:layer="layout" svg:width="2.54cm" svg:height="2.54cm" svg:x="8.712cm" svg:y="6.096cm">
          <text:p text:style-name="P1"><text:span text:style-name="T1">Keys in</text:span></text:p>
          <text:p text:style-name="P1"><text:span text:style-name="T1">cach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0" draw:text-style-name="P5" xml:id="id6" draw:id="id6" draw:layer="layout" svg:width="4.445cm" svg:height="1.27cm" svg:x="7.772cm" svg:y="9.271cm">
          <text:p text:style-name="P1"><text:span text:style-name="T1">Prepare</text:span></text:p>
          <text:p text:style-name="P1"><text:span text:style-name="T1">XHR Request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6" draw:layer="layout" draw:type="line" svg:x1="9.982cm" svg:y1="8.636cm" svg:x2="9.994cm" svg:y2="9.271cm" draw:start-shape="id4" draw:start-glue-point="6" draw:end-shape="id6" svg:d="m9982 8636 12 635">
          <text:p text:style-name="P8"><text:span text:style-name="T2">some/none <text:s text:c="19"/></text:span></text:p>
        </draw:connector>
        <draw:custom-shape draw:style-name="gr5" draw:text-style-name="P4" xml:id="id7" draw:id="id7" draw:layer="layout" svg:width="4.445cm" svg:height="1.27cm" svg:x="7.772cm" svg:y="11.176cm">
          <text:p text:style-name="P3"><text:span text:style-name="T1">Call onCacheHit with cached value(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7" draw:layer="layout" draw:line-skew="-0.826cm 0.915cm" svg:x1="8.712cm" svg:y1="7.366cm" svg:x2="9.995cm" svg:y2="11.176cm" draw:start-shape="id4" draw:start-glue-point="5" draw:end-shape="id7" draw:end-glue-point="4" svg:d="m8712 7366h-1327v3456h2610v354">
          <text:p text:style-name="P1"><text:span text:style-name="T2">all <text:s text:c="5"/>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</draw:connector>
        <draw:custom-shape draw:style-name="gr5" draw:text-style-name="P5" xml:id="id8" draw:id="id8" draw:layer="layout" svg:width="4.445cm" svg:height="1.27cm" svg:x="14.453cm" svg:y="12.319cm">
          <text:p text:style-name="P1"><text:span text:style-name="T1">Process cache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7" draw:layer="layout" svg:x1="12.217cm" svg:y1="11.811cm" svg:x2="16.676cm" svg:y2="12.319cm" draw:start-shape="id7" draw:start-glue-point="7" draw:end-shape="id8" draw:end-glue-point="4" svg:d="m12217 11811h4459v508">
          <text:p text:style-name="P1"><text:span text:style-name="T2">OnCacheHit()</text:span></text:p>
          <text:p text:style-name="P1"><text:span text:style-name="T3"/></text:p>
          <text:p text:style-name="P1"><text:span text:style-name="T3"/></text:p>
          <text:p text:style-name="P1"><text:span text:style-name="T3"/></text:p>
        </draw:connector>
        <draw:custom-shape draw:style-name="gr9" draw:text-style-name="P5" xml:id="id9" draw:id="id9" draw:layer="layout" svg:width="4.445cm" svg:height="1.27cm" svg:x="1.118cm" svg:y="12.319cm">
          <text:p text:style-name="P1"><text:span text:style-name="T1">Process response dat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" draw:text-style-name="P1" draw:layer="layout" svg:x1="5.563cm" svg:y1="12.954cm" svg:x2="14.453cm" svg:y2="12.954cm" draw:start-shape="id9" draw:start-glue-point="7" draw:end-shape="id8" draw:end-glue-point="5" svg:d="m5563 12954h8890">
          <text:p/>
        </draw:connector>
        <draw:custom-shape draw:style-name="gr5" draw:text-style-name="P5" xml:id="id10" draw:id="id10" draw:layer="layout" svg:width="4.445cm" svg:height="1.27cm" svg:x="14.453cm" svg:y="6.731cm">
          <text:p text:style-name="P1"><text:span text:style-name="T1">Process partial cache hit, adjust URL &amp; dat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6" draw:layer="layout" svg:x1="11.252cm" svg:y1="7.366cm" svg:x2="14.453cm" svg:y2="7.366cm" draw:start-shape="id4" draw:start-glue-point="7" draw:end-shape="id10" draw:end-glue-point="5" svg:d="m11252 7366h3201">
          <text:p text:style-name="P6"><text:span text:style-name="T2"/></text:p>
          <text:p text:style-name="P6"><text:span text:style-name="T2">some:</text:span></text:p>
          <text:p text:style-name="P6"><text:span text:style-name="T2"/></text:p>
          <text:p text:style-name="P6"><text:span text:style-name="T2">onPartialCacheHit()</text:span></text:p>
          <text:p text:style-name="P6"><text:span text:style-name="T2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y Young</meta:initial-creator>
    <meta:creation-date>2011-04-24T00:52:44</meta:creation-date>
    <dc:date>2011-05-08T01:46:05</dc:date>
    <dc:creator>Jay Young</dc:creator>
    <meta:editing-duration>PT2H20M34S</meta:editing-duration>
    <meta:editing-cycles>9</meta:editing-cycles>
    <meta:generator>OpenOffice.org/3.3$Unix OpenOffice.org_project/330m20$Build-9567</meta:generator>
    <meta:document-statistic meta:object-count="25"/>
  </office:meta>
</office:document-meta>
</file>